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90438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ee0f6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officeooo:paragraph-rsid="000ee0f6" fo:background-color="transparent" style:font-name-asian="Calibri" style:font-name-complex="Calibri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" style:font-name-complex="Calibri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paragraph-rsid="00133026" fo:background-color="transparent" style:font-name-asian="Calibri" style:font-name-complex="Calibri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3pt" fo:font-weight="bold" officeooo:rsid="000a4f97" officeooo:paragraph-rsid="00133026" fo:background-color="transparent" style:font-name-asian="Calibri" style:font-size-asian="11.3500003814697pt" style:font-weight-asian="bold" style:font-name-complex="Calibri" style:font-size-complex="13pt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rsid="000d3dfa" officeooo:paragraph-rsid="000d3dfa"/>
    </style:style>
    <style:style style:name="P1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" fo:font-size="26pt" fo:font-weight="bold" officeooo:rsid="00133026" officeooo:paragraph-rsid="00133026" fo:background-color="transparent" style:font-name-asian="Calibri" style:font-name-complex="Calibri"/>
    </style:style>
    <style:style style:name="P1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officeooo:paragraph-rsid="0013e742" fo:background-color="transparent" style:font-name-asian="Calibri" style:font-name-complex="Calibri"/>
    </style:style>
    <style:style style:name="P1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officeooo:rsid="000ee0f6" officeooo:paragraph-rsid="000ee0f6" fo:background-color="transparent" style:font-name-asian="Calibri" style:font-name-complex="Calibri"/>
    </style:style>
    <style:style style:name="P1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fd316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4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4pt" fo:font-weight="normal" officeooo:rsid="000d3dfa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4pt" fo:font-weight="normal" officeooo:rsid="000db064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6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officeooo:rsid="000d3dfa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7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officeooo:rsid="000db064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8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officeooo:rsid="000ee0f6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9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fo:background-color="transparent" loext:char-shading-value="0" style:font-name-asian="Calibri" style:font-weight-asian="normal" style:font-name-complex="Calibri" style:font-weight-complex="normal"/>
    </style:style>
    <style:style style:name="T10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officeooo:rsid="000ee0f6" fo:background-color="transparent" loext:char-shading-value="0" style:font-name-asian="Calibri" style:font-weight-asian="normal" style:font-name-complex="Calibri" style:font-weight-complex="normal"/>
    </style:style>
    <style:style style:name="T11" style:family="text">
      <style:text-properties style:use-window-font-color="true" loext:opacity="0%" style:font-name="Calibri" fo:font-size="14pt" style:text-underline-style="long-dash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12" style:family="text">
      <style:text-properties style:use-window-font-color="true" loext:opacity="0%" style:font-name="Calibri" fo:font-size="14pt" style:text-underline-style="long-dash" style:text-underline-width="auto" style:text-underline-color="font-color" fo:font-weight="normal" fo:background-color="transparent" loext:char-shading-value="0" style:font-name-asian="Calibri" style:font-name-complex="Calibri"/>
    </style:style>
    <style:style style:name="T13" style:family="text">
      <style:text-properties style:use-window-font-color="true" loext:opacity="0%" style:font-name="Calibri" fo:font-size="14pt" style:text-underline-style="none" fo:font-weight="normal" fo:background-color="transparent" loext:char-shading-value="0" style:font-name-asian="Calibri" style:font-weight-asian="normal" style:font-name-complex="Calibri" style:font-weight-complex="normal"/>
    </style:style>
    <style:style style:name="T14" style:family="text">
      <style:text-properties style:use-window-font-color="true" loext:opacity="0%" style:font-name="Calibri" fo:font-size="14pt" style:text-underline-style="none" fo:font-weight="normal" officeooo:rsid="000ee0f6" fo:background-color="transparent" loext:char-shading-value="0" style:font-name-asian="Calibri" style:font-weight-asian="normal" style:font-name-complex="Calibri" style:font-weight-complex="normal"/>
    </style:style>
    <style:style style:name="T15" style:family="text">
      <style:text-properties style:use-window-font-color="true" loext:opacity="0%" style:font-name="Calibri" fo:font-size="14pt" style:text-underline-style="none" fo:font-weight="normal" fo:background-color="transparent" loext:char-shading-value="0" style:font-name-asian="Calibri" style:font-name-complex="Calibri"/>
    </style:style>
    <style:style style:name="T16" style:family="text">
      <style:text-properties style:use-window-font-color="true" loext:opacity="0%" style:font-name="Calibri" fo:font-size="14pt" style:text-underline-style="none" fo:font-weight="normal" officeooo:rsid="000fd316" fo:background-color="transparent" loext:char-shading-value="0" style:font-name-asian="Calibri" style:font-name-complex="Calibri"/>
    </style:style>
    <style:style style:name="T17" style:family="text">
      <style:text-properties style:use-window-font-color="true" loext:opacity="0%" style:font-name="Calibri" fo:font-size="14pt" style:text-underline-style="none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18" style:family="text">
      <style:text-properties style:use-window-font-color="true" loext:opacity="0%" style:font-name="Calibri" fo:font-size="14pt" style:text-underline-style="none" fo:font-weight="normal" officeooo:rsid="000db064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19" style:family="text">
      <style:text-properties style:use-window-font-color="true" loext:opacity="0%" style:font-name="Calibri" fo:font-size="14pt" style:text-underline-style="solid" style:text-underline-width="bold" style:text-underline-color="font-color" fo:font-weight="normal" fo:background-color="transparent" loext:char-shading-value="0" style:font-name-asian="Calibri" style:font-name-complex="Calibri"/>
    </style:style>
    <style:style style:name="T20" style:family="text">
      <style:text-properties style:use-window-font-color="true" loext:opacity="0%" style:font-name="Calibri" fo:font-size="10pt" fo:font-weight="normal" fo:background-color="transparent" loext:char-shading-value="0" style:font-name-asian="Calibri" style:font-name-complex="Calibri"/>
    </style:style>
    <style:style style:name="T21" style:family="text">
      <style:text-properties style:use-window-font-color="true" loext:opacity="0%" style:font-name="Calibri" fo:font-size="10pt" fo:font-weight="normal" officeooo:rsid="000fd316" fo:background-color="transparent" loext:char-shading-value="0" style:font-name-asian="Calibri" style:font-name-complex="Calibri"/>
    </style:style>
    <style:style style:name="T22" style:family="text">
      <style:text-properties style:use-window-font-color="true" loext:opacity="0%" style:text-line-through-style="none" style:text-line-through-type="none" style:font-name="Calibri" fo:font-size="14pt" style:text-underline-style="solid" style:text-underline-width="auto" style:text-underline-color="font-color" fo:font-weight="normal" officeooo:rsid="000fd316" fo:background-color="transparent" loext:char-shading-value="0" style:font-name-asian="Calibri" style:font-name-complex="Calibri"/>
    </style:style>
    <style:style style:name="T23" style:family="text">
      <style:text-properties officeooo:rsid="000db064"/>
    </style:style>
    <style:style style:name="T24" style:family="text">
      <style:text-properties fo:font-size="14pt"/>
    </style:style>
    <style:style style:name="T25" style:family="text">
      <style:text-properties fo:font-size="14pt" style:text-underline-style="solid" style:text-underline-width="auto" style:text-underline-color="font-color" officeooo:rsid="000ee0f6"/>
    </style:style>
    <style:style style:name="T26" style:family="text">
      <style:text-properties fo:font-size="14pt" officeooo:rsid="000ee0f6"/>
    </style:style>
    <style:style style:name="T27" style:family="text">
      <style:text-properties fo:font-size="14pt" style:text-underline-style="none" officeooo:rsid="000ee0f6"/>
    </style:style>
    <style:style style:name="T28" style:family="text">
      <style:text-properties officeooo:rsid="000ee0f6"/>
    </style:style>
    <style:style style:name="T29" style:family="text">
      <style:text-properties officeooo:rsid="000fd3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ormalización</text:p>
      <text:p text:style-name="P1"><text:span text:style-name="T1">Entidades:</text:span><text:span text:style-name="T2"/></text:p>
      <text:p text:style-name="P1"><text:span text:style-name="T2">Competidor(</text:span><text:span text:style-name="T5">CI</text:span><text:span text:style-name="T2">,Nombre, Apellido, Fnac, </text:span><text:span text:style-name="T3">Sexo</text:span><text:span text:style-name="T2">)</text:span></text:p>
      <text:p text:style-name="P1"><text:span text:style-name="T2">Kata(</text:span><text:span text:style-name="T5">Nº Kata</text:span><text:span text:style-name="T2">, Nom.Kata)</text:span></text:p>
      <text:p text:style-name="P1"><text:span text:style-name="T2">Juez(</text:span><text:span text:style-name="T6">IDJ</text:span><text:span text:style-name="T2">)</text:span></text:p>
      <text:p text:style-name="P1"><text:span text:style-name="T2">Competencia(</text:span><text:span text:style-name="T5">ID</text:span><text:span text:style-name="T2">, Tipo, Categoría, Fecha, </text:span><text:span text:style-name="T3">Cat. Sexo</text:span><text:span text:style-name="T2">)</text:span></text:p>
      <text:p text:style-name="P1"><text:span text:style-name="T2">Grupo(</text:span><text:span text:style-name="T5">ID</text:span><text:span text:style-name="T2">, </text:span><text:span text:style-name="T11">Nº Grupo</text:span><text:span text:style-name="T2">, Color)</text:span></text:p>
      <text:p text:style-name="P4">ID -&gt; Competencia</text:p>
      <text:p text:style-name="P9"><text:span text:style-name="T2">Escuela(</text:span><text:span text:style-name="T9">Nom. Escuela</text:span><text:span text:style-name="T13">)</text:span></text:p>
      <text:p text:style-name="P1"><text:span text:style-name="T1">Relaciones:</text:span><text:span text:style-name="T2"/></text:p>
      <text:p text:style-name="P1"><text:span text:style-name="T2">Juzga(</text:span><text:span text:style-name="T8">IDJ</text:span><text:span text:style-name="T2">, </text:span><text:span text:style-name="T5">CI</text:span><text:span text:style-name="T2">, </text:span><text:span text:style-name="T10">Nº Kata</text:span><text:span text:style-name="T14">, </text:span><text:span text:style-name="T15">Puntaje</text:span><text:span text:style-name="T2">, </text:span><text:span text:style-name="T4">Ronda</text:span><text:span text:style-name="T2">)</text:span></text:p>
      <text:p text:style-name="P4"><text:span text:style-name="T28">IDJ </text:span>-&gt; Juez</text:p>
      <text:p text:style-name="P4">CI -&gt; Competidor</text:p>
      <text:p text:style-name="P13">Nº Kata → Kata</text:p>
      <text:p text:style-name="P1"><text:span text:style-name="T2">Asiste(</text:span><text:span text:style-name="T7">IDJ</text:span><text:span text:style-name="T2">, </text:span><text:span text:style-name="T5">ID</text:span><text:span text:style-name="T17">, </text:span><text:span text:style-name="T18">Nº</text:span><text:span text:style-name="T2">)</text:span></text:p>
      <text:p text:style-name="P4"><text:span text:style-name="T23">IDJ</text:span> -&gt; Juez</text:p>
      <text:p text:style-name="P1"><text:span text:style-name="T20">ID -&gt; Competencia</text:span><text:span text:style-name="T2"/></text:p>
      <text:p text:style-name="P2"><text:span text:style-name="T2">Forma(</text:span><text:span text:style-name="T5">ID</text:span><text:span text:style-name="T2">,</text:span><text:span text:style-name="T15"> </text:span><text:span text:style-name="T22">CI</text:span><text:span text:style-name="T2">)</text:span></text:p>
      <text:p text:style-name="P12">ID -&gt; Nº Grupo</text:p>
      <text:p text:style-name="P14"><text:span text:style-name="T21">CI</text:span><text:span text:style-name="T20"> -&gt; </text:span><text:span text:style-name="T21">Competidor</text:span></text:p>
      <text:p text:style-name="P1"><text:span text:style-name="T2">Elige(</text:span><text:span text:style-name="T5">CI</text:span><text:span text:style-name="T2">, Nº Kata)</text:span></text:p>
      <text:p text:style-name="P4">CI -&gt; Competidor</text:p>
      <text:p text:style-name="P4">Nº Kata -&gt; Kata</text:p>
      <text:p text:style-name="P3"><text:span text:style-name="T26">Integra</text:span><text:span text:style-name="T24">(</text:span><text:span text:style-name="T25">Nom. Escuela</text:span><text:span text:style-name="T27">, </text:span><text:span text:style-name="T25">CI</text:span><text:span text:style-name="T27">, Dojo</text:span><text:span text:style-name="T24">)</text:span></text:p>
      <text:p text:style-name="P5"><text:span text:style-name="T28">Nom. Escuela</text:span> -&gt; <text:span text:style-name="T28">Escuela</text:span></text:p>
      <text:p text:style-name="P5"><text:span text:style-name="T28">CI</text:span> -&gt; <text:span text:style-name="T28">Competidor</text:span></text:p>
      <text:p text:style-name="P8"><text:soft-page-break/>Cambios:</text:p>
      <text:p text:style-name="P7">Se quitó el atributo compuesto "Napellido" para cumplir con la primera forma normal. </text:p>
      <text:p text:style-name="P7">Las dependencias de los atributos no primos son totales a sus respectivas claves primarias, además no existe dependencia entre atributos no primos, por lo que está en tercera forma normal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5T10:42:28.485000000</dc:date>
    <meta:editing-duration>PT2H13M6S</meta:editing-duration>
    <meta:editing-cycles>12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29" meta:word-count="125" meta:character-count="793" meta:non-whitespace-character-count="696"/>
  </office:meta>
</office:document-meta>
</file>